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id="id1" draw:layer="layout" svg:width="4.5cm" svg:height="3cm" svg:x="2.6cm" svg:y="12.3cm">
          <text:p text:style-name="P1">тестовый<text:line-break/>шаблон</text:p>
        </draw:rect>
        <draw:rect draw:style-name="gr2" draw:text-style-name="P1" draw:layer="layout" svg:width="4cm" svg:height="3.7cm" svg:x="3.1cm" svg:y="6.4cm">
          <text:p/>
        </draw:rect>
        <draw:rect draw:style-name="gr3" draw:text-style-name="P1" draw:id="id7" draw:layer="layout" svg:width="4cm" svg:height="3.7cm" svg:x="2.6cm" svg:y="6.9cm">
          <text:p text:style-name="P1">модель<text:line-break/>варианта<text:line-break/>исполнения<text:line-break/>инструкции</text:p>
        </draw:rect>
        <draw:rect draw:style-name="gr2" draw:text-style-name="P1" draw:layer="layout" svg:width="4cm" svg:height="3.7cm" svg:x="3.1cm" svg:y="1.5cm">
          <text:p/>
        </draw:rect>
        <draw:rect draw:style-name="gr3" draw:text-style-name="P1" draw:id="id3" draw:layer="layout" svg:width="4cm" svg:height="3.7cm" svg:x="2.6cm" svg:y="1.9cm">
          <text:p text:style-name="P1">модель<text:line-break/>устройства</text:p>
        </draw:rect>
        <draw:rect draw:style-name="gr1" draw:text-style-name="P1" draw:id="id2" draw:layer="layout" svg:width="6cm" svg:height="2.5cm" svg:x="12.5cm" svg:y="3.5cm">
          <text:p text:style-name="P1">соответствующая<text:line-break/>система<text:line-break/>ограничений</text:p>
        </draw:rect>
        <draw:rect draw:style-name="gr1" draw:text-style-name="P1" draw:id="id4" draw:layer="layout" svg:width="4.5cm" svg:height="2cm" svg:x="17cm" svg:y="7cm">
          <text:p text:style-name="P1">решение<text:line-break/>ограничений</text:p>
        </draw:rect>
        <draw:connector draw:style-name="gr4" draw:text-style-name="P1" draw:layer="layout" draw:line-skew="-2.25cm" svg:x1="7.1cm" svg:y1="13.8cm" svg:x2="12.5cm" svg:y2="4.75cm" draw:start-shape="id1" draw:start-glue-point="1" draw:end-shape="id2" draw:end-glue-point="3" svg:d="m7100 13800h450v-9050h4950">
          <text:p/>
        </draw:connector>
        <draw:connector draw:style-name="gr4" draw:text-style-name="P1" draw:layer="layout" draw:line-skew="-2cm" svg:x1="6.6cm" svg:y1="3.75cm" svg:x2="12.5cm" svg:y2="4.75cm" draw:start-shape="id3" draw:start-glue-point="1" draw:end-shape="id2" draw:end-glue-point="3" svg:d="m6600 3750h950v1000h4950">
          <text:p/>
        </draw:connector>
        <draw:frame draw:style-name="gr5" draw:text-style-name="P2" draw:layer="layout" svg:width="4.308cm" svg:height="1.665cm" svg:x="7.692cm" svg:y="5cm">
          <draw:text-box>
            <text:p text:style-name="P1"><text:span text:style-name="T1">генератор</text:span><text:span text:style-name="T1"><text:line-break/></text:span><text:span text:style-name="T1">ограничений</text:span></text:p>
          </draw:text-box>
        </draw:frame>
        <draw:connector draw:style-name="gr4" draw:text-style-name="P1" draw:layer="layout" svg:x1="18.5cm" svg:y1="4.75cm" svg:x2="19.25cm" svg:y2="7cm" draw:start-shape="id2" draw:start-glue-point="1" draw:end-shape="id4" draw:end-glue-point="0" svg:d="m18500 4750h750v2250">
          <text:p/>
        </draw:connector>
        <draw:frame draw:style-name="gr5" draw:text-style-name="P2" draw:layer="layout" svg:width="4.308cm" svg:height="1.665cm" svg:x="19.5cm" svg:y="4.835cm">
          <draw:text-box>
            <text:p text:style-name="P1"><text:span text:style-name="T1">решатель</text:span><text:span text:style-name="T1"><text:line-break/></text:span><text:span text:style-name="T1">ограничений</text:span></text:p>
          </draw:text-box>
        </draw:frame>
        <draw:rect draw:style-name="gr1" draw:text-style-name="P1" draw:id="id5" draw:layer="layout" svg:width="4.5cm" svg:height="2.5cm" svg:x="20cm" svg:y="11.1cm">
          <text:p text:style-name="P1">модель<text:line-break/>тестовой<text:line-break/>программы</text:p>
        </draw:rect>
        <draw:rect draw:style-name="gr1" draw:text-style-name="P1" draw:id="id6" draw:layer="layout" svg:width="4.5cm" svg:height="2cm" svg:x="23cm" svg:y="15.5cm">
          <text:p text:style-name="P1">тестовая<text:line-break/>программа</text:p>
        </draw:rect>
        <draw:connector draw:style-name="gr4" draw:text-style-name="P1" draw:layer="layout" svg:x1="21.5cm" svg:y1="8cm" svg:x2="22.25cm" svg:y2="11.1cm" draw:start-shape="id4" draw:start-glue-point="1" draw:end-shape="id5" draw:end-glue-point="0" svg:d="m21500 8000h750v3100">
          <text:p/>
        </draw:connector>
        <draw:connector draw:style-name="gr4" draw:text-style-name="P1" draw:layer="layout" svg:x1="24.5cm" svg:y1="12.35cm" svg:x2="25.25cm" svg:y2="15.5cm" draw:start-shape="id5" draw:start-glue-point="1" draw:end-shape="id6" draw:end-glue-point="0" svg:d="m24500 12350h750v3150">
          <text:p/>
        </draw:connector>
        <draw:frame draw:style-name="gr5" draw:text-style-name="P2" draw:layer="layout" svg:width="4.515cm" svg:height="2.372cm" svg:x="22.623cm" svg:y="8.4cm">
          <draw:text-box>
            <text:p text:style-name="P3"><text:span text:style-name="T1">конструктор</text:span><text:span text:style-name="T1"><text:line-break/></text:span><text:span text:style-name="T1">текстов</text:span><text:span text:style-name="T1"><text:line-break/></text:span><text:span text:style-name="T1">программ</text:span></text:p>
          </draw:text-box>
        </draw:frame>
        <draw:frame draw:style-name="gr5" draw:text-style-name="P2" draw:layer="layout" svg:width="7.377cm" svg:height="1.665cm" svg:x="16.723cm" svg:y="14.135cm">
          <draw:text-box>
            <text:p text:style-name="P3"><text:span text:style-name="T1">конструктор текстов</text:span><text:span text:style-name="T1"><text:line-break/></text:span><text:span text:style-name="T1">программ</text:span></text:p>
          </draw:text-box>
        </draw:frame>
        <draw:connector draw:style-name="gr6" draw:text-style-name="P1" draw:layer="layout" draw:line-skew="-2cm" svg:x1="6.6cm" svg:y1="8.75cm" svg:x2="12.5cm" svg:y2="4.75cm" draw:start-shape="id7" draw:start-glue-point="1" draw:end-shape="id2" draw:end-glue-point="3" svg:d="m6600 8750h950v-4000h4950">
          <text:p/>
        </draw:connector>
        <draw:connector draw:style-name="gr4" draw:text-style-name="P1" draw:layer="layout" draw:line-skew="-2.05cm -1.099cm" svg:x1="7.1cm" svg:y1="13.8cm" svg:x2="22.25cm" svg:y2="11.1cm" draw:start-shape="id1" draw:start-glue-point="1" draw:end-shape="id5" draw:end-glue-point="0" svg:d="m7100 13800h4400v-4300h10750v1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2" draw:display-name="Hatch 2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2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Евгений Корныхин</meta:initial-creator>
    <meta:creation-date>2009-08-05T11:21:41.64</meta:creation-date>
    <dc:date>2010-10-18T17:47:32.12</dc:date>
    <dc:creator>Ivan Ivanov</dc:creator>
    <meta:editing-duration>PT03H39M59S</meta:editing-duration>
    <meta:editing-cycles>17</meta:editing-cycles>
    <meta:generator>OpenOffice.org/3.2$Win32 OpenOffice.org_project/320m12$Build-9483</meta:generator>
    <meta:printed-by>Ivan Ivanov</meta:printed-by>
    <meta:print-date>2010-10-18T15:16:33.28</meta:print-date>
    <meta:document-statistic meta:object-count="20"/>
  </office:meta>
</office:document-meta>
</file>